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err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kernel number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.6149675002702" calcext:value-type="float">
            <text:p>9.614967500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.09846465631087" calcext:value-type="float">
            <text:p>2.098464656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37983411624068" calcext:value-type="float">
            <text:p>0.83798341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7:22:59.650378287</meta:creation-date>
    <dc:date>2019-11-04T17:24:08.992082207</dc:date>
    <meta:editing-duration>PT1M9S</meta:editing-duration>
    <meta:editing-cycles>1</meta:editing-cycles>
    <meta:document-statistic meta:table-count="1" meta:cell-count="8" meta:object-count="0"/>
    <meta:generator>LibreOffice/5.1.6.2$Linux_X86_64 LibreOffice_project/10m0$Build-2</meta:generator>
  </office:meta>
</office:document-meta>
</file>